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Rubrik2" style:master-page-name="MP0" style:family="paragraph">
      <style:paragraph-properties fo:break-before="page"/>
      <style:text-properties fo:language="en" fo:country="US"/>
    </style:style>
    <style:style style:name="P2" style:parent-style-name="Normal" style:family="paragraph">
      <style:paragraph-properties fo:line-height="150%"/>
      <style:text-properties style:font-name="Times New Roman" fo:font-size="12pt" style:font-size-asian="12pt" style:font-size-complex="12pt" fo:language="en" fo:country="US"/>
    </style:style>
    <style:style style:name="P3" style:parent-style-name="Normal" style:family="paragraph">
      <style:paragraph-properties fo:line-height="150%"/>
      <style:text-properties style:font-name="Times New Roman" fo:font-size="12pt" style:font-size-asian="12pt" style:font-size-complex="12pt" fo:language="en" fo:country="US"/>
    </style:style>
    <style:style style:name="P4" style:parent-style-name="Normal" style:family="paragraph">
      <style:paragraph-properties fo:line-height="150%"/>
      <style:text-properties style:font-name="Times New Roman" fo:font-size="12pt" style:font-size-asian="12pt" style:font-size-complex="12pt" fo:language="en" fo:country="US"/>
    </style:style>
    <style:style style:name="P5" style:parent-style-name="Normal" style:family="paragraph">
      <style:paragraph-properties fo:line-height="150%"/>
      <style:text-properties style:font-name="Times New Roman" fo:font-size="12pt" style:font-size-asian="12pt" style:font-size-complex="12pt" fo:language="en" fo:country="US"/>
    </style:style>
    <style:style style:name="P6" style:parent-style-name="Normal" style:family="paragraph">
      <style:paragraph-properties fo:line-height="150%"/>
      <style:text-properties style:font-name="Times New Roman" fo:font-size="12pt" style:font-size-asian="12pt" style:font-size-complex="12pt" fo:language="en" fo:country="US"/>
    </style:style>
    <style:style style:name="P7" style:parent-style-name="Normal" style:family="paragraph">
      <style:paragraph-properties fo:line-height="150%"/>
      <style:text-properties style:font-name="Times New Roman" fo:font-size="12pt" style:font-size-asian="12pt" style:font-size-complex="12pt" fo:language="en" fo:country="US"/>
    </style:style>
    <style:style style:name="P8" style:parent-style-name="Normal" style:family="paragraph">
      <style:paragraph-properties fo:line-height="150%"/>
      <style:text-properties style:font-name="Times New Roman" fo:font-size="12pt" style:font-size-asian="12pt" style:font-size-complex="12pt" fo:language="en" fo:country="US"/>
    </style:style>
    <style:style style:name="P9" style:parent-style-name="Normal" style:family="paragraph">
      <style:paragraph-properties fo:line-height="150%"/>
    </style:style>
    <style:style style:name="T10" style:parent-style-name="Standardstycketeckensnitt" style:family="text">
      <style:text-properties style:font-name="Times New Roman" fo:font-size="12pt" style:font-size-asian="12pt" style:font-size-complex="12pt" fo:language="en" fo:country="US"/>
    </style:style>
  </office:automatic-styles>
  <office:body>
    <office:text text:use-soft-page-breaks="true">
      <text:h text:style-name="P1" text:outline-level="2">Project proposal</text:h>
      <text:p text:style-name="P2">We (Magnus Lundberg and Madeleine Karlsson) want to create a network game. The game starts with that the player is prompted to enter a name. If the name is occupied, the<text:s/>game will tell that to the player and ask him or her to enter another one.</text:p>
      <text:p text:style-name="P3">When the player successfully has entered a name a lobby will show up. In there the player will be able to see all the other players that are online and he or she will be able to chat with them.</text:p>
      <text:p text:style-name="P4">The player will then be able to click on a player to challenge him or her to a match. In that match the player will chat privately with the opponent.</text:p>
      <text:p text:style-name="P5">The packets of chat and movement are designed to be so easy for the server to handle as possible. The server will not check if the data are reasonable just forward it to the clients. It will be the clients job of checking if it is correctly formatted.<text:s/></text:p>
      <text:p text:style-name="P6">The only thing the server will check is if<text:s/>it is a packet for it or a packet for the clients and then act accordingly.</text:p>
      <text:p text:style-name="P7">If a player disconnects or the client crashes the server will immediately tell everyone that they cannot chat with that player anymore.<text:s/>If another playing against that player will automatically win.</text:p>
      <text:p text:style-name="P8">The server will use shutdown hooks. That is a special piece of code that runs before a program is shut down. If the server runs into problem it will run the code in the hook. That code will check if the server knows of another server. If it does, the server will redirect the players to that server. Otherwise it will just tell the clients to exit gracefully. That will prevent that the clients crashes because they wait for data from a server that has gone offline.</text:p>
      <text:p text:style-name="P9"><text:span text:style-name="T10">The server will be as stateless as possible, the only thing the server will know is who is online and who is playing who. That will make it much easier to restore the connections if the server goes offline. Because the new server will just have to know that and not what the score is, that will the clients check for themselv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2" style:display-name="Rubrik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gnus</meta:initial-creator>
    <dc:creator>Magnus</dc:creator>
    <meta:creation-date>2012-09-22T20:47:00Z</meta:creation-date>
    <dc:date>2012-09-28T12:55:00Z</dc:date>
    <meta:template xlink:href="Normal.dotm" xlink:type="simple"/>
    <meta:editing-cycles>7</meta:editing-cycles>
    <meta:editing-duration>PT13260S</meta:editing-duration>
    <meta:document-statistic meta:page-count="1" meta:paragraph-count="3" meta:word-count="313" meta:character-count="1970" meta:row-count="13" meta:non-whitespace-character-count="1660"/>
  </office:meta>
</office:document-meta>
</file>